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rsid="000652db" officeooo:paragraph-rsid="000652db"/>
    </style:style>
    <style:style style:name="P8" style:family="paragraph" style:parent-style-name="Heading" style:list-style-name="L2">
      <style:paragraph-properties fo:text-align="start" style:justify-single-word="false"/>
      <style:text-properties officeooo:rsid="000652db" officeooo:paragraph-rsid="000ba591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0652db" officeooo:paragraph-rsid="000ba591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11"><text:span text:style-name="T1"><text:text-input text:description="&lt;o.partner_id.title.name&gt;">&lt;o.partner_id.title.name&gt;</text:text-input></text:span><text:span text:style-name="T1">, vous avez rendez-vous à la Clinique de la Baie des Citrons :</text:span></text:p>
      <text:list xml:id="list5659547792804707571" text:style-name="L2">
        <text:list-item>
          <text:p text:style-name="P8"><text:span text:style-name="T1"><text:text-input text:description="&lt;if test=&quot;o.preop_meeting_id&gt;">&lt;if test="o.preop_meeting_id&gt;</text:text-input></text:span><text:span text:style-name="T1"> blabla il y a un rendez vous pre op</text:span><text:span text:style-name="T1"><text:text-input text:description="&lt;/if&gt;">&lt;/if&gt;</text:text-input></text:span></text:p>
        </text:list-item>
        <text:list-item>
          <text:p text:style-name="P9"><text:span text:style-name="T1"/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18:05.861586867</dc:date>
    <meta:editing-duration>PT6H16M18S</meta:editing-duration>
    <meta:editing-cycles>93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1" meta:word-count="65" meta:character-count="354" meta:non-whitespace-character-count="327"/>
  </office:meta>
</office:document-meta>
</file>